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 calcext:value-type="string" table:number-columns-spanned="11" table:number-rows-spanned="1">
            <text:p>Green – Columns – Pin 1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11">
            <text:p><text:s text:c="21"/>White – Rows – Pin3</text:p>
          </table:table-cell>
          <table:table-cell table:style-name="ce3"/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D11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2</text:p>
          </table:table-cell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Left\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Rshift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“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3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<text:s/>=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Lctr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-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4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CapsL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Bspace</text:p>
          </table:table-cell>
          <table:table-cell table:style-name="ce3"/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Lshift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[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6</text:p>
          </table:table-cell>
          <table:table-cell table:style-name="ce3"/>
          <table:table-cell table:style-name="ce3" office:value-type="string" calcext:value-type="string">
            <text:p>App</text:p>
          </table:table-cell>
          <table:table-cell table:style-name="ce3" table:number-columns-repeated="7"/>
          <table:table-cell table:style-name="ce3" office:value-type="string" calcext:value-type="string">
            <text:p>ArrUp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7</text:p>
          </table:table-cell>
          <table:table-cell table:style-name="ce3" table:number-columns-repeated="10"/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8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Enter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P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1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 </text:p>
          </table:table-cell>
          <table:table-cell table:style-name="ce3" table:number-columns-repeated="2"/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Rwi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;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Lwin</text:p>
          </table:table-cell>
          <table:table-cell table:style-name="ce3" office:value-type="string" calcext:value-type="string">
            <text:p>Arr Left</text:p>
          </table:table-cell>
          <table:table-cell table:style-name="ce3"/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Arr Dn</text:p>
          </table:table-cell>
          <table:table-cell table:style-name="ce3" office:value-type="string" calcext:value-type="string">
            <text:p>ArrRght</text:p>
          </table:table-cell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?</text:p>
          </table:table-cell>
          <table:table-cell table:number-columns-repeated="1012"/>
        </table:table-row>
        <table:table-row table:style-name="ro2">
          <table:covered-table-cell/>
          <table:table-cell table:style-name="ce3" office:value-type="string" calcext:value-type="string">
            <text:p>D21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2"/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ight\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BOIS, Rene</meta:initial-creator>
    <meta:creation-date>2016-09-27T13:55:10</meta:creation-date>
    <dc:date>2016-10-02T09:52:36.017367146</dc:date>
    <meta:editing-duration>PT11H40M40S</meta:editing-duration>
    <meta:generator>LibreOffice/4.3.3.2$Linux_x86 LibreOffice_project/430m0$Build-2</meta:generator>
    <meta:editing-cycles>13</meta:editing-cycles>
    <meta:print-date>2016-10-01T22:23:19.243376676</meta:print-date>
    <meta:document-statistic meta:table-count="3" meta:cell-count="97" meta:object-count="0"/>
    <meta:user-defined meta:name="AppVersion">14.03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